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la" svg:font-family="Arila"/>
    <style:font-face style:name="Georgia" svg:font-family="Georgia, 'Times New Roman', 'Bitstream Charter', Times, serif"/>
    <style:font-face style:name="Verdana" svg:font-family="Verdana, Geneva, sans-serif"/>
    <style:font-face style:name="ARIAL" svg:font-family="ARIAL" style:font-family-generic="swis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Text_20_body">
      <style:paragraph-properties fo:margin-left="0in" fo:margin-right="0in" fo:margin-top="0in" fo:margin-bottom="0.1043in" style:contextual-spacing="false" style:line-height-at-least="0.1874in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043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4" style:family="paragraph" style:parent-style-name="Horizontal_20_Line">
      <style:text-properties fo:color="#000000" style:font-name="ARIAL" fo:font-size="11pt" style:font-size-asian="11pt" style:font-size-complex="11pt"/>
    </style:style>
    <style:style style:name="P5" style:family="paragraph" style:parent-style-name="Heading_20_3">
      <style:paragraph-properties fo:margin-left="0in" fo:margin-right="0in" fo:margin-top="0in" fo:margin-bottom="0.1043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000000" style:font-name="Arial" fo:font-size="16pt" fo:letter-spacing="normal" fo:font-style="normal" style:font-size-asian="16pt" style:font-size-complex="16pt"/>
    </style:style>
    <style:style style:name="T1" style:family="text">
      <style:text-properties fo:font-variant="normal" fo:text-transform="none" fo:color="#444444" style:font-name="Verdana" fo:letter-spacing="normal" fo:font-style="normal" fo:font-weight="bold"/>
    </style:style>
    <style:style style:name="T2" style:family="text">
      <style:text-properties fo:font-variant="normal" fo:text-transform="none" fo:color="#444444" style:font-name="Verdana" fo:font-size="9.75pt" fo:letter-spacing="normal" fo:font-style="normal" fo:font-weight="bold"/>
    </style:style>
    <style:style style:name="T3" style:family="text">
      <style:text-properties fo:font-variant="normal" fo:text-transform="none" fo:color="#444444" style:font-name="Verdana" fo:font-size="9.75pt" fo:letter-spacing="normal" fo:font-style="normal" fo:font-weight="normal"/>
    </style:style>
    <style:style style:name="T4" style:family="text">
      <style:text-properties fo:font-variant="normal" fo:text-transform="none" fo:color="#444444" fo:letter-spacing="normal" fo:font-style="normal" fo:font-weight="bold"/>
    </style:style>
    <style:style style:name="T5" style:family="text">
      <style:text-properties fo:font-variant="normal" fo:text-transform="none" fo:color="#444444" fo:font-size="9.75pt" fo:letter-spacing="normal" fo:font-style="normal" fo:font-weight="bold"/>
    </style:style>
    <style:style style:name="T6" style:family="text">
      <style:text-properties fo:font-variant="normal" fo:text-transform="none" fo:color="#444444" fo:font-size="9.75pt" fo:letter-spacing="normal" fo:font-style="normal" fo:font-weight="normal"/>
    </style:style>
    <style:style style:name="T7" style:family="text">
      <style:text-properties fo:font-variant="normal" fo:text-transform="none" fo:color="#444444" style:font-name="ARIAL" fo:letter-spacing="normal" fo:font-style="normal" fo:font-weight="bold"/>
    </style:style>
    <style:style style:name="T8" style:family="text">
      <style:text-properties fo:font-variant="normal" fo:text-transform="none" fo:color="#444444" style:font-name="ARIAL" fo:letter-spacing="normal" fo:font-style="normal" fo:font-weight="normal"/>
    </style:style>
    <style:style style:name="T9" style:family="text">
      <style:text-properties fo:font-variant="normal" fo:text-transform="none" fo:color="#444444" style:font-name="ARIAL" fo:font-size="9.75pt" fo:letter-spacing="normal" fo:font-style="normal" fo:font-weight="bold"/>
    </style:style>
    <style:style style:name="T10" style:family="text">
      <style:text-properties fo:font-variant="normal" fo:text-transform="none" fo:color="#444444" style:font-name="ARIAL" fo:font-size="9.75pt" fo:letter-spacing="normal" fo:font-style="normal" fo:font-weight="normal"/>
    </style:style>
    <style:style style:name="T11" style:family="text">
      <style:text-properties fo:font-variant="normal" fo:text-transform="none" fo:color="#444444" style:font-name="ARIAL" fo:font-size="11pt" fo:letter-spacing="normal" fo:font-style="normal" fo:font-weight="bold" style:font-size-asian="11pt" style:font-size-complex="11pt"/>
    </style:style>
    <style:style style:name="T12" style:family="text">
      <style:text-properties fo:font-variant="normal" fo:text-transform="none" fo:color="#444444" style:font-name="ARIAL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style:font-name="ARIAL" fo:font-size="11pt" fo:letter-spacing="normal" fo:font-style="normal" fo:font-weight="bold" style:font-size-asian="11pt" style:font-size-complex="11pt"/>
    </style:style>
    <style:style style:name="T14" style:family="text">
      <style:text-properties fo:font-variant="normal" fo:text-transform="none" style:font-name="ARIAL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fo:color="#000000" style:font-name="ARIAL" fo:font-size="11pt" fo:letter-spacing="normal" fo:font-style="normal" fo:font-weight="bold" style:font-size-asian="11pt" style:font-size-complex="11pt"/>
    </style:style>
    <style:style style:name="T16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7" style:family="text">
      <style:text-properties officeooo:rsid="00146c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5" text:outline-level="3"><text:s text:c="28"/>Accountant Assistant <text:span text:style-name="T17">Resume</text:span></text:h>
      <text:p text:style-name="P2"/>
      <text:p text:style-name="P2"><text:span text:style-name="Strong_20_Emphasis"><text:span text:style-name="T15">Katherine Turner</text:span></text:span></text:p>
      <text:p text:style-name="P3">10 Cedar Bend Street, Waterloo, IA 66649<text:line-break/>Cell: (999) 559-9999, Email:</text:p>
      <text:p text:style-name="P4"/>
      <text:p text:style-name="P2"><text:span text:style-name="Strong_20_Emphasis"><text:span text:style-name="T15">CAREER OBJECTIVE: </text:span></text:span><text:span text:style-name="T16">To obtain an Accounting Assistant position with ManTech where knowledge and experience of managing accounting systems will be fully utilized.</text:span></text:p>
      <text:p text:style-name="P2"><text:span text:style-name="Strong_20_Emphasis"><text:span text:style-name="T15">SUMMARY OF QUALIFICATIONS</text:span></text:span><text:span text:style-name="T16"><text:line-break/>• Over 3 years of experience working in accounting field<text:line-break/>• Competent at processing various types of accounts payable transactions using preset imaging software<text:line-break/>• Hands on experience in ensuring accurate general ledger posting and responding to vendor queries<text:line-break/>• Known for acting as back up to all accounting unit functions<text:line-break/>• Working knowledge of Microsoft Office applications</text:span></text:p>
      <text:p text:style-name="P2"><text:span text:style-name="Strong_20_Emphasis"><text:span text:style-name="T15">SPECIAL SKILLS</text:span></text:span><text:span text:style-name="T16"><text:line-break/>• Proficient in excel spreadsheets and popular accounting software<text:line-break/>• Team oriented with high attention to detail<text:line-break/>• Ability to deal effectively with month end closing deadlines<text:line-break/>• Detail oriented<text:line-break/>• Exceptional organizations skills</text:span></text:p>
      <text:p text:style-name="P2"><text:span text:style-name="Strong_20_Emphasis"><text:span text:style-name="T15">KEY ACCOMPLISHMENTS</text:span></text:span><text:span text:style-name="T16"><text:line-break/>• Reorganized accounting procedures by transiting a manual system into a computerized environment<text:line-break/>• Served as Accounts Payable backup<text:line-break/>• Performed advanced bookkeeping and administrative duties<text:line-break/>• Wrote a paper called Actual Accounting which was published in the Wall Street Magazine in April 2010</text:span></text:p>
      <text:p text:style-name="P2"><text:span text:style-name="Strong_20_Emphasis"><text:span text:style-name="T15">WORK EXPERIENCE</text:span></text:span><text:span text:style-name="T16"><text:line-break/>June 2009 – Present<text:line-break/>Link Solutions – Waterloo, IA<text:line-break/></text:span><text:span text:style-name="Strong_20_Emphasis"><text:span text:style-name="T15">Accounting Assistant</text:span></text:span><text:span text:style-name="T16"><text:line-break/>• Review expense reports and cash advances<text:line-break/>• Process accounts payable checks and bi-weekly payroll<text:line-break/>• Prepare monthly account reconciliation analysis<text:line-break/>• Manage electronic funds transfer<text:line-break/>• Post and maintain accounting documents in the database<text:line-break/>• Ensure invoice payments</text:span></text:p>
      <text:p text:style-name="P2"><text:span text:style-name="T16">Summer 2008<text:line-break/>Unified – New York, NY<text:line-break/></text:span><text:span text:style-name="Strong_20_Emphasis"><text:span text:style-name="T15">Accounting Summer Intern</text:span></text:span><text:span text:style-name="T16"><text:line-break/>• Assisted with general accounting and month-end closing<text:line-break/>• Worked with accounts payable / receivable teams<text:line-break/></text:span><text:soft-page-break/><text:span text:style-name="T16">• Reconciled balance sheets<text:line-break/>• Reviewed monthly financial statements<text:line-break/>• Maintained accounting files</text:span></text:p>
      <text:p text:style-name="P2"><text:span text:style-name="Strong_20_Emphasis"><text:span text:style-name="T15">EDUCATION</text:span></text:span><text:span text:style-name="T16"><text:line-break/>New York City College of Accountants, New York, NY – 2008<text:line-break/>Associate’s Degree in Accounting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la" svg:font-family="Arila"/>
    <style:font-face style:name="Georgia" svg:font-family="Georgia, 'Times New Roman', 'Bitstream Charter', Times, serif"/>
    <style:font-face style:name="Verdana" svg:font-family="Verdana, Geneva, sans-serif"/>
    <style:font-face style:name="ARIAL" svg:font-family="ARIAL" style:font-family-generic="swis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6:57:44.029178776</meta:creation-date>
    <dc:date>2017-06-09T16:59:10.105602132</dc:date>
    <meta:editing-duration>P0D</meta:editing-duration>
    <meta:editing-cycles>1</meta:editing-cycles>
    <meta:document-statistic meta:table-count="0" meta:image-count="0" meta:object-count="0" meta:page-count="2" meta:paragraph-count="10" meta:word-count="284" meta:character-count="1974" meta:non-whitespace-character-count="1668"/>
    <meta:generator>LibreOffice/4.2.8.2$Linux_X86_64 LibreOffice_project/420m0$Build-2</meta:generator>
  </office:meta>
</office:document-meta>
</file>